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45c8a" officeooo:paragraph-rsid="00045c8a"/>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45c8a"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application.j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ext:soft-page-break/>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8389112116255548310" text:style-name="WWNum1">
        <text:list-header>
          <text:p text:style-name="P18"><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24252392207282" text:continue-numbering="true" text:style-name="WWNum1">
        <text:list-header>
          <text:p text:style-name="P18"><text:span text:style-name="T4">Reviewer’s Comments:<text:line-break/></text:span></text:p>
        </text:list-header>
      </text:list>
      <text:p text:style-name="P1"><text:span text:style-name="T2"><text:tab/>One of the auto-generated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2:50.554168209</dc:date>
    <meta:document-statistic meta:table-count="5" meta:image-count="0" meta:object-count="0" meta:page-count="2" meta:paragraph-count="82" meta:word-count="414" meta:character-count="2523" meta:non-whitespace-character-count="2175"/>
    <meta:generator>LibreOffice/4.2.3.3$Linux_X86_64 LibreOffice_project/420m0$Build-3</meta:generator>
  </office:meta>
</office:document-meta>
</file>